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5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27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28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3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29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4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29" draw:style-name="dp1" draw:master-page-name="標準">
        <draw:path draw:style-name="gr25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6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0" draw:style-name="dp1" draw:master-page-name="標準">
        <draw:path draw:style-name="gr27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1" draw:style-name="dp1" draw:master-page-name="標準">
        <draw:custom-shape draw:style-name="gr28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2" draw:style-name="dp1" draw:master-page-name="標準">
        <draw:custom-shape draw:style-name="gr28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  <draw:page draw:name="page33" draw:style-name="dp1" draw:master-page-name="標準">
        <draw:path draw:style-name="gr30" draw:text-style-name="P1" draw:layer="layout" svg:width="8.741cm" svg:height="8.741cm" svg:x="0.628cm" svg:y="0.629cm" svg:viewBox="0 0 8742 8742" svg:d="M5947 1304l521-521c124-125 373-124 497 0l996 996c124 124 125 373 0 497l-521 522c81 164 150 337 205 517h746c176 0 351 176 351 352v1408c0 176-175 352-351 352h-747c-55 180-124 353-206 518l522 522c125 124 124 373 0 497l-996 996c-124 124-373 125-497 0l-522-522c-165 82-337 150-517 205v747c0 176-176 352-352 352h-1408c-176 0-352-176-352-352v-746c-180-55-353-124-517-205l-522 522c-125 124-374 124-498 0l-996-996c-124-124-124-373 0-498l522-521c-82-165-151-339-206-519h-747c-176 0-352-176-352-352v-1408c0-176 176-352 352-352h746c55-180 124-353 206-518l-522-521c-124-125-124-374 0-498l996-996c124-124 373-124 498 0l521 521c165-82 338-151 519-206v-746c0-176 176-351 352-351h1408c176 0 352 175 352 351v747c180 55 354 124 519 206zM4371 2656c-972 0-1714 742-1714 1714s742 1714 1714 1714 1714-742 1714-1714-742-1714-1714-171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2-29T20:23:53</dc:date>
    <meta:editing-duration>P3DT6M21S</meta:editing-duration>
    <meta:editing-cycles>22</meta:editing-cycles>
    <meta:generator>OpenOffice/4.1.0$Unix OpenOffice.org_project/410m18$Build-9764</meta:generator>
    <meta:document-statistic meta:object-count="233"/>
  </office:meta>
</office:document-meta>
</file>